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-content-wrapper">
        <text:section text:style-name="Sect1" text:name="page-content">
          <text:section text:style-name="Sect1" text:name="region-main-box">
            <text:section text:style-name="Sect1" text:name="region-post-box">
              <text:section text:style-name="Sect1" text:name="region-main-wrap">
                <text:section text:style-name="Sect1" text:name="region-main">
                  <text:h text:style-name="Heading_20_2" text:outline-level="2"><text:bookmark text:name="user-notifications"/><text:bookmark text:name="maincontent"/>(Homework) More Strings and Maths Problems</text:h>
                  <text:p text:style-name="Text_20_body">* Write a function to count number of occurrences of a character in a string;</text:p>
                  <text:p text:style-name="Text_20_body">* Write the strtok() function.</text:p>
                  <text:p text:style-name="Text_20_body">* Write a function which finds the longest possible subsequence of one string into another and returns the length + pointer to the subsequence.</text:p>
                  <text:p text:style-name="Text_20_body">For example, if the input is  "abcdemnopxyz" and "mnotq" then "mno" is the longest subsequence of "mnotq" occuring in "abcdemnopxyz", so the function returns 3 and a pointer to "mno" inside "abcdemnopxyz"</text:p>
                  <text:p text:style-name="Text_20_body">* Write a function to find gcd() of 2 numbers. (See Dromey for this, after you have tried your bit)</text:p>
                  <text:p text:style-name="Text_20_body">* Write a function to find lcm() of 2 numbers.</text:p>
                  <text:p text:style-name="Text_20_body">* Write a function to convert a decimal number to a binary number and return the binary representation in a string.</text:p>
                  <text:p text:style-name="Text_20_body">* Write your own code for following library functions:</text:p>
                  <text:p text:style-name="Text_20_body">strcasecmp strsep  strcasecmp  strcoll</text:p>
                  <text:p text:style-name="Text_20_body">* What are wide characters? Write a sample code using wcscmp function.  (You have to read  wide character strings and then call wcscmp function)</text:p>
                  <text:p text:style-name="Text_20_body">* Write following functions: sine, sine-inverse, cosine, cosine-inverse. Then using sine and cosine, write tan() function. Check whether calling sine(sine-inverse(x)) on your own functions gives you x.</text:p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21:44:43.349346453</meta:creation-date>
    <dc:date>2016-08-17T21:45:57.964730865</dc:date>
    <meta:editing-duration>P0D</meta:editing-duration>
    <meta:editing-cycles>1</meta:editing-cycles>
    <meta:document-statistic meta:table-count="0" meta:image-count="0" meta:object-count="0" meta:page-count="1" meta:paragraph-count="12" meta:word-count="197" meta:character-count="1193" meta:non-whitespace-character-count="1003"/>
    <meta:generator>LibreOffice/4.2.7.2$Linux_X86_64 LibreOffice_project/420m0$Build-2</meta:generator>
  </office:meta>
</office:document-meta>
</file>